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<text:bookmark-start text:name="section"/><text:bookmark-end text:name="section"/></text:h>
      <text:p text:style-name="First_20_paragraph">How are you doing?(How do you feel?)</text:p>
      <text:p text:style-name="Text_20_body">How old are you?<text:line-break/>I am fourteen years old.</text:p>
      <text:p text:style-name="Text_20_body">This is adult’s course.<text:line-break/>How can you attend this course?</text:p>
      <text:p text:style-name="Text_20_body">Why don’t you take children’s courses?</text:p>
      <text:p text:style-name="Text_20_body">They are made for children, they are made for you, I think this course is too hard.</text:p>
      <text:p text:style-name="Text_20_body">What are your hobbies?<text:line-break/>I like playing football.</text:p>
      <text:p text:style-name="Text_20_body">Why do you like football?<text:line-break/>Because I think football is fun.</text:p>
      <text:p text:style-name="Text_20_body">What is fun about it?<text:line-break/>I can play football with my friends.<text:line-break/>It can make me strong.</text:p>
      <text:p text:style-name="Text_20_body">Do you have a favorite football team?<text:line-break/>I only like playing, I don’t watch football.</text:p>
      <text:p text:style-name="Text_20_body">Why do you want to improve your English?<text:line-break/>Because I want to talk with English people well.</text:p>
      <text:p text:style-name="Text_20_body">What did you do before this lesson? (Past Simple - “did?”)<text:line-break/>I did my homework.</text:p>
      <text:p text:style-name="Text_20_body">What else did you do?<text:line-break/>I went to this class.</text:p>
      <text:p text:style-name="Text_20_body">What did you do this morning?<text:line-break/>This morning I ran with my friends.</text:p>
      <text:p text:style-name="Text_20_body">What was the most intersting thing you ever did?<text:line-break/>The most interesting thing I ever did was watching sea with my friends.</text:p>
      <text:p text:style-name="Text_20_body">What is depression?<text:line-break/>Depression is a state in which a person is expossed to stress for a long period of time.</text:p>
      <text:p text:style-name="Text_20_body">What causes stress in people’s lives?<text:line-break/>Jobs, school, and relationships can cause stress.</text:p>
      <text:p text:style-name="Text_20_body">Are you depressed?<text:line-break/>No, I am not. Because I have my friends.</text:p>
      <text:p text:style-name="Text_20_body">What is well-being?<text:line-break/>Well-being is the state in which person is healthy(mentally and physically), and happy.</text:p>
      <text:p text:style-name="Text_20_body">What do you do to stay heatlhy?<text:line-break/>I play football with friends, and run.</text:p>
      <text:p text:style-name="Text_20_body">Do you eat healthy foods?<text:line-break/>Yes, I do. I eat green vegetables.</text:p>
      <text:p text:style-name="Text_20_body">How much do you sleep?<text:line-break/>I sleep from eight to nine hours a day.</text:p>
      <text:p text:style-name="Text_20_body"><text:span text:style-name="T1">When you answer a question, make sure you use the correct verb tense. You should generally be careful with verb tenses.</text:span></text:p>
      <text:h text:style-name="Heading_20_2" text:outline-level="2"><text:bookmark-start text:name="grammar"/>Grammar<text:bookmark-end text:name="grammar"/></text:h>
      <text:h text:style-name="Heading_20_3" text:outline-level="3"><text:bookmark-start text:name="verb-tenses"/>Verb Tenses<text:bookmark-end text:name="verb-tenses"/></text:h>
      <text:p text:style-name="First_20_paragraph">Verb tenses are forms of verbs, that are used to tell the time.</text:p>
      <text:h text:style-name="Heading_20_4" text:outline-level="4"><text:bookmark-start text:name="present"/>Present<text:bookmark-end text:name="present"/></text:h>
      <text:list text:style-name="L1">
        <text:list-item>
          <text:p text:style-name="P1">Present Simple</text:p>
        </text:list-item>
        <text:list-item>
          <text:p text:style-name="P1">Present Continuous</text:p>
        </text:list-item>
        <text:list-item>
          <text:p text:style-name="P1">Present Perfect</text:p>
        </text:list-item>
        <text:list-item>
          <text:p text:style-name="P1">Present Perfect Continuous</text:p>
        </text:list-item>
      </text:list>
      <text:h text:style-name="Heading_20_4" text:outline-level="4"><text:bookmark-start text:name="past"/>Past<text:bookmark-end text:name="past"/></text:h>
      <text:list text:style-name="L2">
        <text:list-item>
          <text:p text:style-name="P2">Past Simple</text:p>
        </text:list-item>
        <text:list-item>
          <text:p text:style-name="P2">Past Perfect</text:p>
        </text:list-item>
        <text:list-item>
          <text:p text:style-name="P2">Past Continuous</text:p>
        </text:list-item>
        <text:list-item>
          <text:p text:style-name="P2">Past Perfect Continuous</text:p>
        </text:list-item>
      </text:list>
      <text:h text:style-name="Heading_20_4" text:outline-level="4"><text:bookmark-start text:name="future"/>Future<text:bookmark-end text:name="future"/></text:h>
      <text:list text:style-name="L3">
        <text:list-item>
          <text:p text:style-name="P3">Future Simple</text:p>
        </text:list-item>
        <text:list-item>
          <text:p text:style-name="P3">Future Perfect</text:p>
        </text:list-item>
        <text:list-item>
          <text:p text:style-name="P3">Future Continuous</text:p>
        </text:list-item>
        <text:list-item>
          <text:p text:style-name="P3">Future Perfect Continuo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2-10-22T12:27:09Z</meta:creation-date>
    <dc:date>2022-10-22T12:27:09Z</dc:date>
  </office:meta>
</office:document-meta>
</file>